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4163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draw:stroke-dash="Dashed_20__28_var_29__20_4164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165cm" fo:min-width="0.007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16cm" fo:min-width="0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416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416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416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4168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164cm" fo:min-width="0cm" draw:shadow="hidden" draw:shadow-offset-x="0.3cm" draw:shadow-offset-y="0.3cm" draw:shadow-color="#808080"/>
    </style:style>
    <style:style style:name="gr11" style:family="graphic" style:parent-style-name="standard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165cm" fo:min-width="0cm" draw:shadow="hidden" draw:shadow-offset-x="0.3cm" draw:shadow-offset-y="0.3cm" draw:shadow-color="#808080"/>
    </style:style>
    <style:style style:name="gr12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font-name-asian="Arial Unicode MS1" style:font-size-asian="24pt" style:font-style-asian="italic" style:font-weight-asian="normal" style:font-name-complex="Tahoma1" style:font-size-complex="24pt" style:font-style-complex="italic" style:font-weight-complex="normal" style:text-emphasize="none" style:font-relief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font-name-asian="Arial Unicode MS1" style:font-size-asian="24pt" style:font-style-asian="italic" style:font-weight-asian="normal" style:font-name-complex="Tahoma1" style:font-size-complex="24pt" style:font-style-complex="italic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9.419cm" svg:y1="15.718cm" svg:x2="12.204cm" svg:y2="14.125cm">
            <text:p/>
          </draw:line>
          <draw:line draw:style-name="gr1" draw:text-style-name="P1" draw:layer="layout" svg:x1="10.742cm" svg:y1="13.738cm" svg:x2="12.436cm" svg:y2="16.647cm">
            <text:p/>
          </draw:line>
          <draw:g>
            <draw:line draw:style-name="gr2" draw:text-style-name="P2" draw:layer="layout" svg:x1="11.045cm" svg:y1="15.396cm" svg:x2="11.217cm" svg:y2="15.569cm">
              <text:p/>
            </draw:line>
            <draw:line draw:style-name="gr3" draw:text-style-name="P2" draw:layer="layout" svg:x1="11.217cm" svg:y1="15.396cm" svg:x2="11.045cm" svg:y2="15.569cm">
              <text:p/>
            </draw:line>
          </draw:g>
          <draw:frame draw:style-name="gr4" draw:text-style-name="P4" draw:layer="layout" svg:width="0.705cm" svg:height="0.624cm" svg:x="10.64cm" svg:y="13.477cm">
            <draw:text-box>
              <text:p text:style-name="P3"><text:span text:style-name="T1">d</text:span></text:p>
            </draw:text-box>
          </draw:frame>
          <draw:frame draw:style-name="gr5" draw:text-style-name="P5" draw:layer="layout" svg:width="0.752cm" svg:height="0.624cm" svg:x="11.028cm" svg:y="15.256cm">
            <draw:text-box>
              <text:p text:style-name="P3"><text:span text:style-name="T2">O</text:span></text:p>
            </draw:text-box>
          </draw:frame>
          <draw:g>
            <draw:line draw:style-name="gr6" draw:text-style-name="P2" draw:layer="layout" svg:x1="9.632cm" svg:y1="15.515cm" svg:x2="9.829cm" svg:y2="15.567cm">
              <text:p/>
            </draw:line>
            <draw:line draw:style-name="gr7" draw:text-style-name="P2" draw:layer="layout" svg:x1="9.753cm" svg:y1="15.444cm" svg:x2="9.701cm" svg:y2="15.639cm">
              <text:p/>
            </draw:line>
          </draw:g>
          <draw:g>
            <draw:line draw:style-name="gr8" draw:text-style-name="P2" draw:layer="layout" svg:x1="11.798cm" svg:y1="14.279cm" svg:x2="11.991cm" svg:y2="14.329cm">
              <text:p/>
            </draw:line>
            <draw:line draw:style-name="gr9" draw:text-style-name="P2" draw:layer="layout" svg:x1="11.921cm" svg:y1="14.207cm" svg:x2="11.868cm" svg:y2="14.402cm">
              <text:p/>
            </draw:line>
          </draw:g>
          <draw:frame draw:style-name="gr10" draw:text-style-name="P5" draw:layer="layout" svg:width="0.718cm" svg:height="0.624cm" svg:x="9.378cm" svg:y="14.928cm">
            <draw:text-box>
              <text:p text:style-name="P3"><text:span text:style-name="T2">A</text:span></text:p>
            </draw:text-box>
          </draw:frame>
          <draw:frame draw:style-name="gr11" draw:text-style-name="P5" draw:layer="layout" svg:width="0.718cm" svg:height="0.624cm" svg:x="11.606cm" svg:y="13.692cm">
            <draw:text-box>
              <text:p text:style-name="P3"><text:span text:style-name="T2">B</text:span></text:p>
            </draw:text-box>
          </draw:frame>
          <draw:rect draw:style-name="gr12" draw:text-style-name="P6" draw:layer="layout" svg:width="0.142cm" svg:height="0.138cm" draw:transform="skewX (0.0363028484414821) rotate (0.553269372882202) translate (11.153cm 14.731cm)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163" draw:display-name="Dashed (var) 4163" draw:style="rect" draw:dots1="1" draw:dots1-length="0.006cm" draw:dots2="1" draw:dots2-length="0.006cm" draw:distance="0.006cm"/>
    <draw:stroke-dash draw:name="Dashed_20__28_var_29__20_4164" draw:display-name="Dashed (var) 4164" draw:style="rect" draw:dots1="1" draw:dots1-length="0.006cm" draw:dots2="1" draw:dots2-length="0.006cm" draw:distance="0.006cm"/>
    <draw:stroke-dash draw:name="Dashed_20__28_var_29__20_4165" draw:display-name="Dashed (var) 4165" draw:style="rect" draw:dots1="1" draw:dots1-length="0.006cm" draw:dots2="1" draw:dots2-length="0.006cm" draw:distance="0.006cm"/>
    <draw:stroke-dash draw:name="Dashed_20__28_var_29__20_4166" draw:display-name="Dashed (var) 4166" draw:style="rect" draw:dots1="1" draw:dots1-length="0.006cm" draw:dots2="1" draw:dots2-length="0.006cm" draw:distance="0.006cm"/>
    <draw:stroke-dash draw:name="Dashed_20__28_var_29__20_4167" draw:display-name="Dashed (var) 4167" draw:style="rect" draw:dots1="1" draw:dots1-length="0.006cm" draw:dots2="1" draw:dots2-length="0.006cm" draw:distance="0.006cm"/>
    <draw:stroke-dash draw:name="Dashed_20__28_var_29__20_4168" draw:display-name="Dashed (var) 4168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5:06:45.216488841</meta:creation-date>
    <dc:date>2018-04-17T15:08:38.895650658</dc:date>
    <meta:editing-duration>PT1M54S</meta:editing-duration>
    <meta:editing-cycles>1</meta:editing-cycles>
    <meta:document-statistic meta:object-count="17"/>
    <meta:generator>LibreOffice/6.0.0.3$MacOSX_X86_64 LibreOffice_project/64a0f66915f38c6217de274f0aa8e15618924765</meta:generator>
  </office:meta>
</office:document-meta>
</file>